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ff7d" officeooo:paragraph-rsid="0010ff7d"/>
    </style:style>
    <style:style style:name="P2" style:family="paragraph" style:parent-style-name="Standard">
      <style:text-properties officeooo:rsid="0010ff7d" officeooo:paragraph-rsid="0011e844"/>
    </style:style>
    <style:style style:name="P3" style:family="paragraph" style:parent-style-name="Standard">
      <style:text-properties officeooo:rsid="0011e844" officeooo:paragraph-rsid="0011e844"/>
    </style:style>
    <style:style style:name="T1" style:family="text">
      <style:text-properties officeooo:rsid="0010ff7d"/>
    </style:style>
    <style:style style:name="T2" style:family="text">
      <style:text-properties officeooo:rsid="0011e844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1e844"/>
    </style:style>
    <style:style style:name="T5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– Em que ano foi criado? <text:s/>- <text:span text:style-name="T2">Difícil</text:span></text:p>
      <text:p text:style-name="P1"><text:s/></text:p>
      <text:p text:style-name="P1">R: <text:span text:style-name="T3">2004</text:span> / <text:span text:style-name="T2">2000 / 2006</text:span></text:p>
      <text:p text:style-name="P1"/>
      <text:p text:style-name="P1">2 – Que empresa desenvolveu o jogo? - <text:span text:style-name="T2">Fácil </text:span></text:p>
      <text:p text:style-name="P1"/>
      <text:p text:style-name="P1">R: <text:span text:style-name="T3">Rockstar North</text:span> / <text:span text:style-name="T2">Kepicon / Ubisoft</text:span></text:p>
      <text:p text:style-name="P1"/>
      <text:p text:style-name="P2">3 – Do que se trata o jogo? - <text:span text:style-name="T2">Fácil</text:span></text:p>
      <text:p text:style-name="P1"/>
      <text:p text:style-name="P1">R: <text:span text:style-name="T3">Aventura</text:span> / <text:span text:style-name="T2">RPG / Romance </text:span></text:p>
      <text:p text:style-name="P1"/>
      <text:p text:style-name="P2">4 – Em que cidade se passa o jogo?<text:span text:style-name="T2"> - Médio</text:span></text:p>
      <text:p text:style-name="P1"/>
      <text:p text:style-name="P1">R- <text:span text:style-name="T3">Los Angeles</text:span> / <text:span text:style-name="T2">Las Vegas / Balneário Camboriú</text:span></text:p>
      <text:p text:style-name="P1"/>
      <text:p text:style-name="P2">5- Quantas copias do jogo foram vendidas? <text:s/>- <text:span text:style-name="T2">Difícil</text:span></text:p>
      <text:p text:style-name="P1"/>
      <text:p text:style-name="P1">R – <text:span text:style-name="T3">27,</text:span><text:span text:style-name="T4">5</text:span><text:span text:style-name="T3"> milhões</text:span> / <text:span text:style-name="T2">20 milhões / 23,6 milhões</text:span></text:p>
      <text:p text:style-name="P1"/>
      <text:p text:style-name="P2">6- O jogo tem cenas de violência e conteúdo sexual? - <text:span text:style-name="T2">Fácil</text:span></text:p>
      <text:p text:style-name="P1"/>
      <text:p text:style-name="P1">R- Sim / <text:span text:style-name="T2">Não</text:span></text:p>
      <text:p text:style-name="P1"/>
      <text:p text:style-name="P2">7- O jogo pode ser jogado por 2 pessoas? - <text:span text:style-name="T2">Fácil</text:span></text:p>
      <text:p text:style-name="P1"/>
      <text:p text:style-name="P3">R- Sim / não </text:p>
      <text:p text:style-name="P3"/>
      <text:p text:style-name="P3">8- Qual o nome do personagem principal? - Médio</text:p>
      <text:p text:style-name="P3"/>
      <text:p text:style-name="P3">R- <text:span text:style-name="T3">Carl Jhonson</text:span><text:span text:style-name="T5"> / Maicon / Trevor</text:span></text:p>
      <text:p text:style-name="P3"/>
      <text:p text:style-name="P3">9- Quem começou o desenvolvimento do jogo?<text:span text:style-name="T1"> - </text:span>Difícil</text:p>
      <text:p text:style-name="P3"/>
      <text:p text:style-name="P3">R- <text:span text:style-name="T3">Rockstar North</text:span> / Sem Hoiser / Dan Hoiser</text:p>
      <text:p text:style-name="P3"/>
      <text:p text:style-name="P3">10 – Para qual console o jogo foi feito? - Médio</text:p>
      <text:p text:style-name="P3"/>
      <text:p text:style-name="P3">R- <text:span text:style-name="T3">Playstation 2</text:span> / Playstation 1 / Xbox 36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13:54:57.491284341</meta:creation-date>
    <dc:date>2022-11-10T14:16:46.330082114</dc:date>
    <meta:editing-duration>PT18S</meta:editing-duration>
    <meta:editing-cycles>1</meta:editing-cycles>
    <meta:document-statistic meta:table-count="0" meta:image-count="0" meta:object-count="0" meta:page-count="1" meta:paragraph-count="21" meta:word-count="165" meta:character-count="786" meta:non-whitespace-character-count="629"/>
    <meta:generator>LibreOffice/7.3.6.2$Linux_X86_64 LibreOffice_project/30$Build-2</meta:generator>
  </office:meta>
</office:document-meta>
</file>